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368cm" svg:height="4.91cm" svg:x="3.317cm" svg:y="3.139cm" svg:viewBox="0 0 3369 4911" svg:d="M1839 2314c769-118 1511 166 1530 1080s-669 1313-1350 1458c-681 144-1391 40-1826-471-85-130 516-810 600-644 220 441 719 438 1050 422 332-16 1203-188 829-752-374-563-1089-281-1649-333s-1249-571-951-1572c297-1000 1198-1470 1980-1500 781-31 1135 390 1251 839 41 161-650 693-682 451-60-566-1253-820-1808-57-554 763 257 1197 1026 1079z">
          <text:p/>
        </draw:path>
        <draw:path draw:style-name="gr2" draw:text-style-name="P1" draw:layer="layout" svg:width="0.902cm" svg:height="0.661cm" draw:transform="skewX (0.00122173047639609) rotate (-2.1556561591382) translate (6.7537906519274cm 4.04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1cm" draw:transform="rotate (-2.15687788961459) translate (4.252624478732cm 6.9516281084625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0.948cm" svg:height="1.669cm" svg:x="3.748cm" svg:y="7.445cm" svg:viewBox="0 0 949 1670" svg:d="M949 139c-9 270-268 1189-439 1421-171 233-582 59-499-199s222-907 232-1114c10-208 716-378 706-108z">
          <text:p/>
        </draw:path>
        <draw:path draw:style-name="gr2" draw:text-style-name="P1" draw:layer="layout" svg:width="0.903cm" svg:height="0.661cm" draw:transform="skewX (0.00244346095279193) rotate (-2.1556561591382) translate (4.8233069992838cm 7.557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835cm" svg:height="0.55cm" draw:transform="rotate (-2.1561797579138) translate (4.4946543014025cm 8.64900763459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8:23.415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